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50pt" style:font-size-asian="50pt" style:font-size-complex="50pt"/>
    </style:style>
    <style:style style:name="P4" style:family="paragraph" style:parent-style-name="Standard">
      <style:paragraph-properties fo:text-align="start" style:justify-single-word="false"/>
      <style:text-properties fo:font-size="50pt" style:font-size-asian="50pt" style:font-size-complex="50pt"/>
    </style:style>
    <style:style style:name="P5"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color="#111111" fo:font-size="14pt" style:text-underline-style="none" fo:background-color="#ffffff" style:font-size-asian="14pt" style:font-size-complex="14pt"/>
    </style:style>
    <style:style style:name="P8" style:family="paragraph" style:parent-style-name="Standard">
      <style:paragraph-properties fo:text-align="center" style:justify-single-word="false"/>
      <style:text-properties fo:color="#111111" fo:font-size="14pt" style:text-underline-style="none" fo:background-color="#ffffff" style:font-size-asian="14pt" style:font-size-complex="14pt"/>
    </style:style>
    <style:style style:name="P9" style:family="paragraph" style:parent-style-name="Standard">
      <style:paragraph-properties fo:text-align="center" style:justify-single-word="false"/>
      <style:text-properties fo:color="#ff3333" fo:font-size="20pt" style:text-underline-style="solid" style:text-underline-width="auto" style:text-underline-color="font-color" style:font-size-asian="20pt" style:font-size-complex="20pt"/>
    </style:style>
    <style:style style:name="P10" style:family="paragraph" style:parent-style-name="Standard">
      <style:paragraph-properties fo:text-align="center" style:justify-single-word="false"/>
      <style:text-properties fo:color="#ff3333" fo:font-size="20pt" style:text-underline-style="solid" style:text-underline-width="auto" style:text-underline-color="font-color" fo:background-color="#ffffff" style:font-size-asian="20pt" style:font-size-complex="20pt"/>
    </style:style>
    <style:style style:name="P11" style:family="paragraph" style:parent-style-name="Standard">
      <style:paragraph-properties fo:text-align="center" style:justify-single-word="false"/>
      <style:text-properties fo:color="#ff3333" fo:font-size="20pt" style:font-size-asian="20pt" style:font-size-complex="20pt"/>
    </style:style>
    <style:style style:name="P12" style:family="paragraph" style:parent-style-name="Standard">
      <style:paragraph-properties fo:text-align="center" style:justify-single-word="false"/>
      <style:text-properties fo:color="#ff3333" fo:font-size="20pt" style:text-underline-style="none" style:font-size-asian="20pt" style:font-size-complex="20pt"/>
    </style:style>
    <style:style style:name="P13" style:family="paragraph" style:parent-style-name="Standard">
      <style:paragraph-properties fo:text-align="center" style:justify-single-word="false"/>
      <style:text-properties fo:color="#ff3333" fo:font-size="20pt" style:text-underline-style="none" fo:background-color="#ffffff" style:font-size-asian="20pt" style:font-size-complex="20pt"/>
    </style:style>
    <style:style style:name="P14" style:family="paragraph" style:parent-style-name="Standard">
      <style:paragraph-properties fo:text-align="start" style:justify-single-word="false"/>
      <style:text-properties fo:color="#000000" fo:font-size="20pt" style:font-size-asian="20pt" style:font-size-complex="20pt"/>
    </style:style>
    <style:style style:name="P15" style:family="paragraph" style:parent-style-name="Standard">
      <style:paragraph-properties fo:text-align="start" style:justify-single-word="false"/>
      <style:text-properties fo:color="#000000" fo:font-size="14pt" style:text-underline-style="none" style:font-size-asian="14pt" style:font-size-complex="14pt"/>
    </style:style>
    <style:style style:name="P16" style:family="paragraph" style:parent-style-name="Standard">
      <style:paragraph-properties fo:text-align="justify" style:justify-single-word="false"/>
      <style:text-properties fo:color="#000000" fo:font-size="14pt" style:text-underline-style="none" style:font-size-asian="14pt" style:font-size-complex="14pt"/>
    </style:style>
    <style:style style:name="P17" style:family="paragraph" style:parent-style-name="Standard">
      <style:paragraph-properties fo:text-align="justify" style:justify-single-word="false"/>
      <style:text-properties fo:color="#000000" fo:font-size="14pt" style:text-underline-style="none" fo:background-color="#ffffff" style:font-size-asian="14pt" style:font-size-complex="14pt"/>
    </style:style>
    <style:style style:name="P18" style:family="paragraph" style:parent-style-name="Standard">
      <style:paragraph-properties fo:text-align="center" style:justify-single-word="false"/>
      <style:text-properties fo:color="#000000" fo:font-size="14pt" style:text-underline-style="none" fo:background-color="#ffffff" style:font-size-asian="14pt" style:font-size-complex="14pt"/>
    </style:style>
    <style:style style:name="P19" style:family="paragraph" style:parent-style-name="Standard">
      <style:paragraph-properties fo:text-align="justify" style:justify-single-word="false"/>
      <style:text-properties fo:font-size="14pt" style:font-size-asian="14pt" style:font-size-complex="14pt"/>
    </style:style>
    <style:style style:name="P20"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size="20pt" style:font-size-asian="20pt" style:font-size-complex="20pt"/>
    </style:style>
    <style:style style:name="T2" style:family="text">
      <style:text-properties fo:color="#ff3333" fo:font-size="30pt" style:font-size-asian="30pt" style:font-size-complex="30pt"/>
    </style:style>
    <style:style style:name="T3" style:family="text">
      <style:text-properties fo:color="#ff3333" fo:font-size="20pt" style:font-size-asian="20pt" style:font-size-complex="20pt"/>
    </style:style>
    <style:style style:name="T4" style:family="text">
      <style:text-properties style:text-underline-style="none"/>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5">Cahier des charges</text:p>
      <text:p text:style-name="P5"/>
      <text:p text:style-name="P5"/>
      <text:p text:style-name="P5"/>
      <text:p text:style-name="P5"/>
      <text:p text:style-name="P2">Nom du Projet : amcv</text:p>
      <text:p text:style-name="P2">Tel: 07.82.23.95.1</text:p>
      <text:p text:style-name="P2">Email : aurelien.moignet22470@gmail.com</text:p>
      <text:p text:style-name="P3"/>
      <text:p text:style-name="P4"><text:span text:style-name="T1"/></text:p>
      <text:p text:style-name="P4"><text:span text:style-name="T3"/></text:p>
      <text:p text:style-name="P3"><text:soft-page-break/><text:span text:style-name="T2">sommaire : </text:span><text:s/></text:p>
      <text:p text:style-name="P1">I.Contexte</text:p>
      <text:p text:style-name="P1">II.Objectif</text:p>
      <text:p text:style-name="P1">III.Périmètre</text:p>
      <text:p text:style-name="P1">IV.Fonctionnement</text:p>
      <text:p text:style-name="P1">V.Ressources</text:p>
      <text:p text:style-name="P1">VI.Budget</text:p>
      <text:p text:style-name="P1">VII.Durée</text:p>
      <text:p text:style-name="P1"/>
      <text:p text:style-name="P14"/>
      <text:p text:style-name="P14"/>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1</text:p>
      <text:p text:style-name="P9"><text:soft-page-break/><text:span text:style-name="T4">I)</text:span>Contexte</text:p>
      <text:p text:style-name="P9"/>
      <text:p text:style-name="P19">Je souhaite réaliser un site portfolio afin d'y mettre différents projets que je réaliserai dans ma vie que ce sois des sites ou des projets que je fais en SI en terminale. Je souhaite faire une grande partie centrale avec différentes choses comme le fait que l'on puisse télécharger mon CV une petite présentation de moi avec une partie avec un formulaire de contact, avec lequel tous messages envoyés sont redirigés vers ma boîte mail. Un espace où toutes personnes peuvent laisser un commentaire constructif sur le site ou les différents projets. <text:s/></text:p>
      <text:p text:style-name="P6"/>
      <text:p text:style-name="P11">II)<text:span text:style-name="T5">Objectif</text:span></text:p>
      <text:p text:style-name="P11"><text:span text:style-name="T5"/></text:p>
      <text:p text:style-name="P16">Mon objectif principal est de découvrir la programmation en m'amusant c'est ce que l'on m'a conseillé afin d’être sûr que j'aime cet univers. Je fais un portfolio car c'est une chose qui je sais ne seras jamais terminé et que d'année en année je pourrais l’améliorer en acquérant de nouvelles compétences. Troisième objectif est de pouvoir présenter un site agréable <text:s/>à tout type d'école et pourquoi pas à de futurs patrons afin de mettre en avant mes compétences.</text:p>
      <text:p text:style-name="P16"/>
      <text:p text:style-name="P12">III)<text:span text:style-name="T5">Périmètre</text:span></text:p>
      <text:p text:style-name="P12"><text:span text:style-name="T5"/></text:p>
      <text:p text:style-name="P16">C'est un site qui s'adresse dans un premier temps aux différentes écoles qui consulteront ce site au moment du parcours et qui par la suite s'adresseras sûrement à des patrons. Pour le moment le site sera destiné à des écoles françaises car le site est en français et pourquoi pas dans le futur l'améliorer et le rendre sous différentes langues comme l'anglais ou l'espagnol... </text:p>
      <text:p text:style-name="P15"/>
      <text:p text:style-name="P12">IV)<text:span text:style-name="T5">Fonctionnement</text:span></text:p>
      <text:p text:style-name="P12"><text:span text:style-name="T5"/></text:p>
      <text:p text:style-name="P17">Je veux un site avec un tronc principal facile de fonctionnement avec des boutons dans une barre en haut du site qui est votre navigation qui lor ce que l'on clique sur le bouton on est redirigé vers la partie du tronc principal en question je souhaite sur la partie principale une description simple et brève qui donne envie de télécharger mon cv, je veux que lor ce que l'on descend dans le site on tombe sur différents projets que l'on puisse avoir des informations sur la création du projet que l'on puisse y laisser un avis constructif, que l'on puisse laisser un j'aime ou un je n'aime pas. Puis dans une troisième partie un formulaire de contact dont lequel tous les messages sont directement envoyés sur ma boîte mail . Je veux que tout le monde puisse laisser un avis positif ou négatif sur le site si le commentaire est constructif.</text:p>
      <text:p text:style-name="P17"/>
      <text:p text:style-name="P18">2</text:p>
      <text:p text:style-name="P13"><text:soft-page-break/>V)<text:span text:style-name="T5">Ressources</text:span></text:p>
      <text:p text:style-name="P13"><text:span text:style-name="T5"/></text:p>
      <text:p text:style-name="P17">La plus grande contrainte pour la création de ce site web est que je n'ai pas assez de connaissances dans les langages informatiques mais je suis sûr qu'en m'aidant de Youtube ou de personne qui s'y connaissent dans les langages informatiques je peux apprendre différentes choses sur la création du site web.</text:p>
      <text:p text:style-name="P17"/>
      <text:p text:style-name="P13">VI)<text:span text:style-name="T5">Budget</text:span></text:p>
      <text:p text:style-name="P13"><text:span text:style-name="T5"/></text:p>
      <text:p text:style-name="P17">0€ pour des développeurs ou designers car je veux le faire moi-même d'A à Z. L'hébergement sera dans un premier temps sur 000webhost qui est gratuits, je pense que pour le moment cela me suffit largement.</text:p>
      <text:p text:style-name="P17"/>
      <text:p text:style-name="P10"><text:span text:style-name="T4">VII)</text:span>Durée</text:p>
      <text:p text:style-name="P10"/>
      <text:p text:style-name="P7">Je dois l'avoir presque fini, pour Parcoursup afin de pouvoir le présenter aux éco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3T16:51:00.03</meta:creation-date>
    <meta:document-statistic meta:table-count="0" meta:image-count="0" meta:object-count="0" meta:page-count="4" meta:paragraph-count="29" meta:word-count="520" meta:character-count="3105"/>
    <dc:date>2020-12-23T21:19:11.17</dc:date>
    <meta:editing-duration>PT3M25S</meta:editing-duration>
    <meta:editing-cycles>1</meta:editing-cycles>
    <meta:generator>OpenOffice/4.1.1$Win32 OpenOffice.org_project/411m6$Build-9775</meta:generator>
  </office:meta>
</office:document-meta>
</file>